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4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1" draw:layer="layout" svg:width="0cm" svg:height="0cm" svg:x="4.5cm" svg:y="12.5cm" svg:viewBox="0 0 0 0" draw:points="0,0 0,0">
          <text:p/>
        </draw:polyline>
        <draw:connector draw:style-name="gr2" draw:text-style-name="P1" draw:layer="layout" draw:line-skew="-0.07cm" svg:x1="6.819cm" svg:y1="10.92cm" svg:x2="9.32cm" svg:y2="12.339cm" svg:d="m6819 10920h1181v1419h1320" svg:viewBox="0 0 2502 1420">
          <text:p/>
        </draw:connector>
        <draw:connector draw:style-name="gr2" draw:text-style-name="P1" draw:layer="layout" draw:type="curve" svg:x1="4cm" svg:y1="10cm" svg:x2="5.479cm" svg:y2="11.383cm" svg:d="m4000 10000c1110 0 371 1383 1479 1383" svg:viewBox="0 0 1480 1384">
          <text:p/>
        </draw:connector>
        <draw:connector draw:style-name="gr2" draw:text-style-name="P1" draw:layer="layout" draw:type="curve" svg:x1="12.366cm" svg:y1="7.5cm" svg:x2="12.5cm" svg:y2="8.25cm" draw:end-shape="id1" svg:d="m12366 7500c954 0 887 750 134 750" svg:viewBox="0 0 708 751">
          <text:p/>
        </draw:connector>
        <draw:connector draw:style-name="gr2" draw:text-style-name="P1" draw:layer="layout" draw:type="curve" svg:x1="10.128cm" svg:y1="6.001cm" svg:x2="10.5cm" svg:y2="6cm" svg:d="m10128 6001c279 0 93-1 372-1" svg:viewBox="0 0 373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0S</meta:editing-duration>
    <meta:editing-cycles>3</meta:editing-cycles>
    <meta:generator>LibreOffice/4.1.5.3$Windows_x86 LibreOffice_project/1c1366bba2ba2b554cd2ca4d87c06da81c05d24</meta:generator>
    <dc:date>2014-03-11T21:52:22.053000000</dc:date>
    <meta:document-statistic meta:object-count="6"/>
  </office:meta>
</office:document-meta>
</file>